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3cm"/>
    </style:style>
    <style:style style:name="Table1.B" style:family="table-column">
      <style:table-column-properties style:column-width="15.6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officeooo:paragraph-rsid="0000686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>
      <style:text-properties fo:font-weight="bold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>
      <style:text-properties style:font-name="Liberation Serif"/>
    </style:style>
    <style:style style:name="P9" style:family="paragraph" style:parent-style-name="Text_20_body" style:list-style-name="L6">
      <style:text-properties style:font-name="Liberation Serif"/>
    </style:style>
    <style:style style:name="P10" style:family="paragraph" style:parent-style-name="Heading_20_2">
      <style:text-properties style:font-name="Liberation Serif"/>
    </style:style>
    <style:style style:name="P11" style:family="paragraph" style:parent-style-name="Heading_20_2">
      <style:paragraph-properties fo:margin-top="0cm" fo:margin-bottom="0.499cm" loext:contextual-spacing="false"/>
    </style:style>
    <style:style style:name="P12" style:family="paragraph" style:parent-style-name="Heading_20_2">
      <style:paragraph-properties fo:margin-top="0cm" fo:margin-bottom="0.499cm" loext:contextual-spacing="false"/>
      <style:text-properties style:font-name="Liberation Serif"/>
    </style:style>
    <style:style style:name="P13" style:family="paragraph" style:parent-style-name="Table_20_Contents">
      <style:text-properties officeooo:paragraph-rsid="00031038"/>
    </style:style>
    <style:style style:name="P14" style:family="paragraph" style:parent-style-name="Table_20_Contents">
      <style:paragraph-properties fo:margin-top="0cm" fo:margin-bottom="0.499cm" loext:contextual-spacing="false"/>
    </style:style>
    <style:style style:name="P15" style:family="paragraph" style:parent-style-name="Table_20_Contents">
      <style:paragraph-properties fo:margin-top="0cm" fo:margin-bottom="0.499cm" loext:contextual-spacing="false"/>
      <style:text-properties officeooo:paragraph-rsid="00016c53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Liberation Serif"/>
    </style:style>
    <style:style style:name="P17" style:family="paragraph" style:parent-style-name="Table_20_Contents">
      <style:paragraph-properties fo:margin-top="0cm" fo:margin-bottom="0.499cm" loext:contextual-spacing="false"/>
      <style:text-properties officeooo:rsid="00031038" officeooo:paragraph-rsid="00031038"/>
    </style:style>
    <style:style style:name="P18" style:family="paragraph" style:parent-style-name="Table_20_Contents">
      <style:paragraph-properties fo:margin-top="0cm" fo:margin-bottom="0.499cm" loext:contextual-spacing="false"/>
      <style:text-properties officeooo:paragraph-rsid="0003bcd7"/>
    </style:style>
    <style:style style:name="P19" style:family="paragraph" style:parent-style-name="Preformatted_20_Text">
      <style:text-properties style:font-name="Liberation Serif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/>
    </style:style>
    <style:style style:name="T1" style:family="text">
      <style:text-properties fo:font-weight="bold"/>
    </style:style>
    <style:style style:name="T2" style:family="text">
      <style:text-properties officeooo:rsid="00016c5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ce181e" style:text-underline-style="solid" style:text-underline-width="auto" style:text-und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3bcd7"/>
    </style:style>
    <style:style style:name="T7" style:family="text">
      <style:text-properties officeooo:rsid="00031038"/>
    </style:style>
    <style:style style:name="T8" style:family="text">
      <style:text-properties officeooo:rsid="0003bcd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" text:outline-level="2"><text:span text:style-name="T7">Python </text:span>Random Number Functions</text:h>
      <text:p text:style-name="Text_20_body"/>
      <text:p text:style-name="Text_20_body">Random numbers are used for games, simulations, testing, security, and privacy applications. Python includes following functions that are commonly used.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r.No.</text:p>
          </table:table-cell>
          <table:table-cell table:style-name="Table1.A1" office:value-type="string">
            <text:p text:style-name="P1">Function &amp; Description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15"><text:span text:style-name="T2">Choice (seq) :</text:span></text:p>
            <text:p text:style-name="P14">A random item from a list, tuple, or string.</text:p>
            <text:h text:style-name="P11" text:outline-level="2">Description</text:h>
            <text:p text:style-name="Text_20_body">The method <text:span text:style-name="T1">choice()</text:span> returns a random item from a list, tuple, or string.</text:p>
            <text:h text:style-name="Heading_20_2" text:outline-level="2">Syntax</text:h>
            <text:p text:style-name="Text_20_body">Following is the syntax for <text:span text:style-name="T1">choice()</text:span> method −</text:p>
            <text:p text:style-name="P20">choice( seq )</text:p>
            <text:p text:style-name="Text_20_body"><text:span text:style-name="T1">Note</text:span> − This function is not accessible directly, so we need to import random module and then we need to call this function using random static object.</text:p>
            <text:h text:style-name="Heading_20_2" text:outline-level="2">Parameters</text:h>
            <text:list xml:id="list53902178" text:style-name="L1">
              <text:list-item>
                <text:p text:style-name="P3"><text:span text:style-name="T1">seq</text:span> − This could be a list, tuple, or string.</text:p>
              </text:list-item>
            </text:list>
            <text:h text:style-name="Heading_20_2" text:outline-level="2">Return Value</text:h>
            <text:p text:style-name="Text_20_body">This method returns a random item.</text:p>
            <text:h text:style-name="Heading_20_2" text:outline-level="2">Example</text:h>
            <text:p text:style-name="Text_20_body">The following example shows the usage of choice() method.</text:p>
            <text:p text:style-name="P19">#!/usr/bin/python</text:p>
            <text:p text:style-name="P19">import random</text:p>
            <text:p text:style-name="P19"/>
            <text:p text:style-name="P19">print "choice([1, 2, 3, 5, 9]) : ", random.choice([1, 2, 3, 5, 9])</text:p>
            <text:p text:style-name="P21">print "choice('A String') : ", random.choice('A String')</text:p>
            <text:p text:style-name="P8">When we run above program, it produces following result −</text:p>
            <text:p text:style-name="P19">choice([1, 2, 3, 5, 9]) : <text:s/>2</text:p>
            <text:p text:style-name="P21">choice('A String') : <text:s/>n</text:p>
            <text:p text:style-name="P16"/>
          </table:table-cell>
        </table:table-row>
        <table:table-row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7"><text:a xlink:type="simple" xlink:href="https://www.tutorialspoint.com/python/number_randrange.htm" text:style-name="Internet_20_link" text:visited-style-name="Visited_20_Internet_20_Link">randrange ([start,] stop [,step])</text:a><text:span text:style-name="T4"> </text:span></text:p>
            <text:p text:style-name="P14"><text:soft-page-break/>A randomly selected element from range(start, stop, step)</text:p>
            <text:h text:style-name="P11" text:outline-level="2">Description</text:h>
            <text:p text:style-name="Text_20_body">The method <text:span text:style-name="T1">randrange()</text:span> returns a randomly selected element from range(start, stop, step).</text:p>
            <text:h text:style-name="Heading_20_2" text:outline-level="2">Syntax</text:h>
            <text:p text:style-name="Text_20_body">Following is the syntax for <text:span text:style-name="T1">randrange()</text:span> method −</text:p>
            <text:p text:style-name="P20">randrange ([start,] stop [,step])</text:p>
            <text:p text:style-name="Text_20_body"><text:span text:style-name="T1">Note</text:span> − This function is not accessible directly, so we need to import random module and then we need to call this function using random static object.</text:p>
            <text:h text:style-name="Heading_20_2" text:outline-level="2">Parameters</text:h>
            <text:list xml:id="list3211598042" text:style-name="L2">
              <text:list-item>
                <text:p text:style-name="P4"><text:span text:style-name="T1">start</text:span> − Start point of the range. This would be included in the range.</text:p>
              </text:list-item>
              <text:list-item>
                <text:p text:style-name="P4"><text:span text:style-name="T1">stop</text:span> − Stop point of the range. This would be excluded from the range.</text:p>
              </text:list-item>
              <text:list-item>
                <text:p text:style-name="P4"><text:span text:style-name="T1">step</text:span> − Steps to be added in a number to decide a random number.</text:p>
              </text:list-item>
            </text:list>
            <text:h text:style-name="Heading_20_2" text:outline-level="2">Return Value</text:h>
            <text:p text:style-name="Text_20_body">This method returns a random item from the given range</text:p>
            <text:h text:style-name="Heading_20_2" text:outline-level="2">Example</text:h>
            <text:p text:style-name="P8">The following example shows the usage of randrange() method.</text:p>
            <text:p text:style-name="P19">#!/usr/bin/python</text:p>
            <text:p text:style-name="P19">import random</text:p>
            <text:p text:style-name="P19"/>
            <text:p text:style-name="P19"># Select an even number in 100 &lt;= number &lt; 1000</text:p>
            <text:p text:style-name="P19">print "randrange(100, 1000, 2) : ", random.randrange(100, 1000, 2)</text:p>
            <text:p text:style-name="P19"/>
            <text:p text:style-name="P19"># Select another number in 100 &lt;= number &lt; 1000</text:p>
            <text:p text:style-name="P21">print "randrange(100, 1000, 3) : ", random.randrange(100, 1000, 3)</text:p>
            <text:p text:style-name="P8">When we run above program, it produces following result −</text:p>
            <text:p text:style-name="P19">randrange(100, 1000, 2) : <text:s/>976</text:p>
            <text:p text:style-name="P21">randrange(100, 1000, 3) : <text:s/>520</text:p>
            <text:p text:style-name="P16"/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18"><text:span text:style-name="T8">Random() :</text:span></text:p>
            <text:p text:style-name="P14">A random float r, such that 0 is less than or equal to r and r is less than 1.</text:p>
            <text:h text:style-name="P11" text:outline-level="2">Description</text:h>
            <text:p text:style-name="Text_20_body">The method <text:span text:style-name="T1">random()</text:span> returns a random float r, such that 0 is less than or equal to r and r is less than 1.</text:p>
            <text:h text:style-name="Heading_20_2" text:outline-level="2"><text:soft-page-break/>Syntax</text:h>
            <text:p text:style-name="Text_20_body">Following is the syntax for <text:span text:style-name="T1">random()</text:span> method −</text:p>
            <text:p text:style-name="P20">random ( )</text:p>
            <text:p text:style-name="Text_20_body"><text:span text:style-name="T1">Note</text:span> − This function is not accessible directly, so we need to import random module and then we need to call this function using random static object.</text:p>
            <text:h text:style-name="Heading_20_2" text:outline-level="2">Parameters</text:h>
            <text:list xml:id="list957738350" text:style-name="L3">
              <text:list-item>
                <text:p text:style-name="P5">NA</text:p>
              </text:list-item>
            </text:list>
            <text:h text:style-name="Heading_20_2" text:outline-level="2">Return Value</text:h>
            <text:p text:style-name="Text_20_body">This method returns a random float r, such that 0 is less than or equal to r and r is less than 1.</text:p>
            <text:h text:style-name="Heading_20_2" text:outline-level="2">Example</text:h>
            <text:p text:style-name="Text_20_body">The following example shows the usage of random() method.</text:p>
            <text:p text:style-name="Text_20_body"/>
            <text:p text:style-name="P19">#!/usr/bin/python</text:p>
            <text:p text:style-name="P19">import random</text:p>
            <text:p text:style-name="P19"/>
            <text:p text:style-name="P19"># First random number</text:p>
            <text:p text:style-name="P19">print "random() : ", random.random()</text:p>
            <text:p text:style-name="P19"/>
            <text:p text:style-name="P19"># Second random number</text:p>
            <text:p text:style-name="P21">print "random() : ", random.random()</text:p>
            <text:p text:style-name="P8">When we run above program, it produces following result −</text:p>
            <text:p text:style-name="P19">random() : <text:s/>0.281954791393</text:p>
            <text:p text:style-name="P21">random() : <text:s/>0.309090465205</text:p>
            <text:p text:style-name="P16"/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P18"><text:span text:style-name="T8">seed([x]) :</text:span></text:p>
            <text:p text:style-name="P14">Sets the integer starting value used in generating random numbers. Call this function before calling any other random module function. Returns None.</text:p>
            <text:h text:style-name="P11" text:outline-level="2">Description</text:h>
            <text:p text:style-name="Text_20_body">The method <text:span text:style-name="T1">seed()</text:span> sets the integer starting value used in generating random numbers. Call this function before calling any other random module function.</text:p>
            <text:h text:style-name="Heading_20_2" text:outline-level="2">Syntax</text:h>
            <text:p text:style-name="Text_20_body">Following is the syntax for <text:span text:style-name="T1">seed()</text:span> method −</text:p>
            <text:p text:style-name="P20">seed ( [x] )</text:p>
            <text:p text:style-name="Text_20_body"><text:soft-page-break/><text:span text:style-name="T1">Note</text:span> − This function is not accessible directly, so we need to import seed module and then we need to call this function using random static object.</text:p>
            <text:h text:style-name="Heading_20_2" text:outline-level="2">Parameters</text:h>
            <text:list xml:id="list646446457" text:style-name="L4">
              <text:list-item>
                <text:p text:style-name="P6"><text:span text:style-name="T1">x</text:span> − This is the seed for the next random number. If omitted, then it takes system time to generate next random number.</text:p>
              </text:list-item>
            </text:list>
            <text:h text:style-name="Heading_20_2" text:outline-level="2">Return Value</text:h>
            <text:p text:style-name="Text_20_body">This method does not return any value.</text:p>
            <text:h text:style-name="Heading_20_2" text:outline-level="2">Example</text:h>
            <text:p text:style-name="Text_20_body">The following example shows the usage of seed() method.</text:p>
            <text:p text:style-name="Text_20_body"/>
            <text:p text:style-name="P19">#!/usr/bin/python</text:p>
            <text:p text:style-name="P19">import random</text:p>
            <text:p text:style-name="P19"/>
            <text:p text:style-name="P19">random.seed( 10 )</text:p>
            <text:p text:style-name="P19">print "Random number with seed 10 : ", random.random()</text:p>
            <text:p text:style-name="P19"/>
            <text:p text:style-name="P19"># It will generate same random number</text:p>
            <text:p text:style-name="P19">random.seed( 10 )</text:p>
            <text:p text:style-name="P19">print "Random number with seed 10 : ", random.random()</text:p>
            <text:p text:style-name="P19"/>
            <text:p text:style-name="P19"># It will generate same random number</text:p>
            <text:p text:style-name="P19">random.seed( 10 )</text:p>
            <text:p text:style-name="P21">print "Random number with seed 10 : ", random.random()</text:p>
            <text:p text:style-name="P8">When we run above program, it produces following result −</text:p>
            <text:p text:style-name="P19">Random number with seed 10 : <text:s/>0.57140259469</text:p>
            <text:p text:style-name="P19">Random number with seed 10 : <text:s/>0.57140259469</text:p>
            <text:p text:style-name="P21">Random number with seed 10 : <text:s/>0.57140259469</text:p>
            <text:p text:style-name="P16"/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P18"><text:span text:style-name="T8">Shuffle (lst) :</text:span></text:p>
            <text:p text:style-name="P14">Randomizes the items of a list in place. Returns None.</text:p>
            <text:h text:style-name="P11" text:outline-level="2">Description</text:h>
            <text:p text:style-name="Text_20_body">The method <text:span text:style-name="T1">shuffle()</text:span> randomizes the items of a list in place.</text:p>
            <text:h text:style-name="Heading_20_2" text:outline-level="2">Syntax</text:h>
            <text:p text:style-name="Text_20_body">Following is the syntax for <text:span text:style-name="T1">shuffle()</text:span> method −</text:p>
            <text:p text:style-name="P20">shuffle (lst )</text:p>
            <text:p text:style-name="Text_20_body"><text:span text:style-name="T1">Note</text:span> − This function is not accessible directly, so we need to import shuffle module and then we need to call this function using random static object.</text:p>
            <text:h text:style-name="Heading_20_2" text:outline-level="2"><text:soft-page-break/>Parameters</text:h>
            <text:list xml:id="list483500462" text:style-name="L5">
              <text:list-item>
                <text:p text:style-name="P7"><text:span text:style-name="T1">lst</text:span> − This could be a list or tuple.</text:p>
              </text:list-item>
            </text:list>
            <text:h text:style-name="Heading_20_2" text:outline-level="2">Return Value</text:h>
            <text:p text:style-name="Text_20_body">This method does not return any value.</text:p>
            <text:h text:style-name="Heading_20_2" text:outline-level="2">Example</text:h>
            <text:p text:style-name="Text_20_body">The following example shows the usage of shuffle() method.</text:p>
            <text:p text:style-name="P19">#!/usr/bin/python</text:p>
            <text:p text:style-name="P19">import random</text:p>
            <text:p text:style-name="P19"/>
            <text:p text:style-name="P19">list = [20, 16, 10, 5];</text:p>
            <text:p text:style-name="P19">random.shuffle(list)</text:p>
            <text:p text:style-name="P19">print "Reshuffled list : ", <text:s/>list</text:p>
            <text:p text:style-name="P19"/>
            <text:p text:style-name="P19">random.shuffle(list)</text:p>
            <text:p text:style-name="P21">print "Reshuffled list : ", <text:s/>list</text:p>
            <text:p text:style-name="P8">When we run above program, it produces following result −</text:p>
            <text:p text:style-name="P19">Reshuffled list : <text:s/>[16, 5, 10, 20]</text:p>
            <text:p text:style-name="P21">Reshuffled list : <text:s/>[16, 5, 20, 10]</text:p>
            <text:p text:style-name="P16"/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P18"><text:span text:style-name="T6">Uniform (x,y) :</text:span></text:p>
            <text:p text:style-name="P16">A random float r, such that x is less than or equal to r and r is less than y.</text:p>
            <text:h text:style-name="P12" text:outline-level="2">Description</text:h>
            <text:p text:style-name="P8">The method <text:span text:style-name="T1">uniform()</text:span> returns a random float r, such that x is less than or equal to r and r is less than y.</text:p>
            <text:h text:style-name="P10" text:outline-level="2">Syntax</text:h>
            <text:p text:style-name="P8">Following is the syntax for <text:span text:style-name="T1">uniform()</text:span> method −</text:p>
            <text:p text:style-name="P21">uniform(x, y)</text:p>
            <text:p text:style-name="P8"><text:span text:style-name="T1">Note</text:span> − This function is not accessible directly, so we need to import uniform module and then we need to call this function using random static object.</text:p>
            <text:h text:style-name="P10" text:outline-level="2">Parameters</text:h>
            <text:list xml:id="list3220710121" text:style-name="L6">
              <text:list-item>
                <text:p text:style-name="P9"><text:span text:style-name="T1">x</text:span> − Sets the lower limit of the random float.</text:p>
              </text:list-item>
              <text:list-item>
                <text:p text:style-name="P9"><text:span text:style-name="T1">y</text:span> − Sets the upper limit of the random float.</text:p>
              </text:list-item>
            </text:list>
            <text:h text:style-name="P10" text:outline-level="2">Return Value</text:h>
            <text:p text:style-name="P8"><text:soft-page-break/>This method returns a floating point number.</text:p>
            <text:h text:style-name="P10" text:outline-level="2">Example</text:h>
            <text:p text:style-name="Text_20_body"><text:span text:style-name="T5">The following example shows the usage of uniform() method.</text:span></text:p>
            <text:p text:style-name="P19">#!/usr/bin/python</text:p>
            <text:p text:style-name="P19">import random</text:p>
            <text:p text:style-name="P19"/>
            <text:p text:style-name="P19">print "Random Float uniform(5, 10) : ", <text:s/>random.uniform(5, 10)</text:p>
            <text:p text:style-name="P21">print "Random Float uniform(7, 14) : ", <text:s/>random.uniform(7, 14)</text:p>
            <text:p text:style-name="P8">Let us run the above program, this will produce the following result −</text:p>
            <text:p text:style-name="P19">Random Float uniform(5, 10) : <text:s/>5.52615217015</text:p>
            <text:p text:style-name="P21">Random Float uniform(7, 14) : <text:s/>12.5326369199</text:p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2:00:35.683329652</meta:creation-date>
    <dc:date>2018-12-13T12:28:37.922327585</dc:date>
    <meta:editing-duration>PT16M42S</meta:editing-duration>
    <meta:editing-cycles>3</meta:editing-cycles>
    <meta:generator>LibreOffice/6.0.3.2$Linux_X86_64 LibreOffice_project/00m0$Build-2</meta:generator>
    <meta:document-statistic meta:table-count="1" meta:image-count="0" meta:object-count="0" meta:page-count="6" meta:paragraph-count="153" meta:word-count="1060" meta:character-count="6045" meta:non-whitespace-character-count="5129"/>
  </office:meta>
</office:document-meta>
</file>